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Trebuchet MS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rebuchet MS"/>
    </style:style>
    <style:style style:name="ce5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9" style:family="table-cell" style:parent-style-name="Default" style:data-style-name="N117">
      <style:table-cell-properties fo:border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18">
      <style:table-cell-properties fo:border="0.0008in solid #000000"/>
    </style:style>
    <style:style style:name="ce12" style:family="table-cell" style:parent-style-name="Default" style:data-style-name="N117">
      <style:table-cell-properties fo:border="0.0008in solid #000000"/>
    </style:style>
    <style:style style:name="ce13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1"/>
        <table:table-column table:style-name="co10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4" office:value-type="string">
            <text:p>End temperature</text:p>
          </table:table-cell>
          <table:table-cell table:style-name="ce8"/>
          <table:table-cell table:style-name="ce4" office:value-type="string">
            <text:p>Starting temperature</text:p>
          </table:table-cell>
          <table:table-cell/>
          <table:table-cell table:style-name="ce4" office:value-type="string" table:number-columns-spanned="3" table:number-rows-spanned="1">
            <text:p>Analytic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relative Analytic color benefi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>
            <text:p>Analytic color</text:p>
          </table:table-cell>
          <table:table-cell table:style-name="ce5" table:formula="of:=AVERAGE([.I3:.I9])" office:value-type="float" office:value="39.4757285714286">
            <text:p>39.5 FPS</text:p>
          </table:table-cell>
          <table:table-cell table:style-name="ce6" table:formula="of:=AVERAGE([.J3:.J9])" office:value-type="float" office:value="646.857142857143">
            <text:p>646.857 mA</text:p>
          </table:table-cell>
          <table:table-cell table:style-name="ce7" office:value-type="float" office:value="29.7">
            <text:p>29.7 °C</text:p>
          </table:table-cell>
          <table:table-cell table:style-name="ce9"/>
          <table:table-cell table:style-name="ce7" office:value-type="float" office:value="28.5">
            <text:p>28.5 °C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16" office:value-type="string">
            <text:p>Temperature</text:p>
          </table:table-cell>
        </table:table-row>
        <table:table-row table:style-name="ro2">
          <table:table-cell table:style-name="ce2" office:value-type="string">
            <text:p>LUT color</text:p>
          </table:table-cell>
          <table:table-cell table:style-name="ce5" table:formula="of:=AVERAGE([.M3:.M9])" office:value-type="float" office:value="40.1743285714286">
            <text:p>40.2 FPS</text:p>
          </table:table-cell>
          <table:table-cell table:style-name="ce6" table:formula="of:=AVERAGE([.N3:.N9])" office:value-type="float" office:value="614.428571428571">
            <text:p>614.429 mA</text:p>
          </table:table-cell>
          <table:table-cell table:style-name="ce7" office:value-type="float" office:value="29.3">
            <text:p>29.3 °C</text:p>
          </table:table-cell>
          <table:table-cell table:style-name="ce10" table:number-columns-repeated="2"/>
          <table:table-cell/>
          <table:table-cell office:value-type="float" office:value="1">
            <text:p>1</text:p>
          </table:table-cell>
          <table:table-cell office:value-type="float" office:value="39.9332">
            <text:p>39.9 FPS</text:p>
          </table:table-cell>
          <table:table-cell office:value-type="float" office:value="689">
            <text:p>689.000 mA</text:p>
          </table:table-cell>
          <table:table-cell/>
          <table:table-cell office:value-type="float" office:value="1">
            <text:p>1</text:p>
          </table:table-cell>
          <table:table-cell office:value-type="float" office:value="40.0885">
            <text:p>40.1 FPS</text:p>
          </table:table-cell>
          <table:table-cell office:value-type="float" office:value="630">
            <text:p>630.000 mA</text:p>
          </table:table-cell>
          <table:table-cell/>
          <table:table-cell table:style-name="ce13" table:formula="of:=(([.B3]-[.B2])/[.B2])" office:value-type="percentage" office:value="0.0176969501331921">
            <text:p>1.77%</text:p>
          </table:table-cell>
          <table:table-cell table:style-name="ce14" table:formula="of:=(([.C2]-[.C3])/[.C2])*IF(([.C2]&gt;[.C3]);-1;1)" office:value-type="percentage" office:value="-0.0501325088339223">
            <text:p>-5.01%</text:p>
          </table:table-cell>
          <table:table-cell table:style-name="ce14" table:formula="of:=(([.D2]-[.D3])/[.D2])*IF(([.D2]&gt;[.D3]);-1;1)" office:value-type="percentage" office:value="-0.0134680134680134">
            <text:p>-1.35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>
            <text:p>2</text:p>
          </table:table-cell>
          <table:table-cell office:value-type="float" office:value="40.1303">
            <text:p>40.1 FPS</text:p>
          </table:table-cell>
          <table:table-cell office:value-type="float" office:value="660">
            <text:p>660.000 mA</text:p>
          </table:table-cell>
          <table:table-cell/>
          <table:table-cell office:value-type="float" office:value="2">
            <text:p>2</text:p>
          </table:table-cell>
          <table:table-cell office:value-type="float" office:value="40.2321">
            <text:p>40.2 FPS</text:p>
          </table:table-cell>
          <table:table-cell office:value-type="float" office:value="552">
            <text:p>552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39.6627">
            <text:p>39.7 FPS</text:p>
          </table:table-cell>
          <table:table-cell office:value-type="float" office:value="643">
            <text:p>643.000 mA</text:p>
          </table:table-cell>
          <table:table-cell/>
          <table:table-cell office:value-type="float" office:value="3">
            <text:p>3</text:p>
          </table:table-cell>
          <table:table-cell office:value-type="float" office:value="40.0962">
            <text:p>40.1 FPS</text:p>
          </table:table-cell>
          <table:table-cell office:value-type="float" office:value="592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39.2729">
            <text:p>39.3 FPS</text:p>
          </table:table-cell>
          <table:table-cell office:value-type="float" office:value="630">
            <text:p>630.000 mA</text:p>
          </table:table-cell>
          <table:table-cell/>
          <table:table-cell office:value-type="float" office:value="4">
            <text:p>4</text:p>
          </table:table-cell>
          <table:table-cell office:value-type="float" office:value="40.2348">
            <text:p>40.2 FPS</text:p>
          </table:table-cell>
          <table:table-cell office:value-type="float" office:value="574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39.0591">
            <text:p>39.1 FPS</text:p>
          </table:table-cell>
          <table:table-cell office:value-type="float" office:value="657">
            <text:p>657.000 mA</text:p>
          </table:table-cell>
          <table:table-cell/>
          <table:table-cell office:value-type="float" office:value="5">
            <text:p>5</text:p>
          </table:table-cell>
          <table:table-cell office:value-type="float" office:value="40.1355">
            <text:p>40.1 FPS</text:p>
          </table:table-cell>
          <table:table-cell office:value-type="float" office:value="619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39.1288">
            <text:p>39.1 FPS</text:p>
          </table:table-cell>
          <table:table-cell office:value-type="float" office:value="635">
            <text:p>635.000 mA</text:p>
          </table:table-cell>
          <table:table-cell/>
          <table:table-cell office:value-type="float" office:value="6">
            <text:p>6</text:p>
          </table:table-cell>
          <table:table-cell office:value-type="float" office:value="40.2588">
            <text:p>40.3 FPS</text:p>
          </table:table-cell>
          <table:table-cell office:value-type="float" office:value="637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39.1431">
            <text:p>39.1 FPS</text:p>
          </table:table-cell>
          <table:table-cell office:value-type="float" office:value="614">
            <text:p>614.000 mA</text:p>
          </table:table-cell>
          <table:table-cell/>
          <table:table-cell office:value-type="float" office:value="7">
            <text:p>7</text:p>
          </table:table-cell>
          <table:table-cell office:value-type="float" office:value="40.1744">
            <text:p>40.2 FPS</text:p>
          </table:table-cell>
          <table:table-cell office:value-type="float" office:value="697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2"/>
          <table:table-cell/>
          <table:table-cell table:style-name="Default" table:number-columns-repeated="3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Current (mobile)">
      <number:number number:decimal-places="3" number:min-integer-digits="0"/>
      <number:text> mA</number:text>
    </number:number-style>
    <number:number-style style:name="N118" number:title="FPS">
      <number:number number:decimal-places="1" number:min-integer-digits="0"/>
      <number:text> FPS</number:text>
    </number:number-style>
    <number:number-style style:name="N119" number:title="Temperature (mobile)">
      <number:number number:decimal-places="1" number:min-integer-digits="0"/>
      <number:text> °C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4/25/2020</text:date>, <text:time>11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shido Matazuki</meta:initial-creator>
    <meta:creation-date>2020-04-16T12:46:23.89</meta:creation-date>
    <meta:generator>OpenOffice/4.1.7$Win32 OpenOffice.org_project/417m1$Build-9800</meta:generator>
    <dc:date>2020-04-25T11:49:43.87</dc:date>
    <dc:creator>Goshido Matazuki</dc:creator>
    <meta:editing-duration>PT1H39M32S</meta:editing-duration>
    <meta:editing-cycles>12</meta:editing-cycles>
    <meta:document-statistic meta:table-count="1" meta:cell-count="70" meta:object-count="0"/>
  </office:meta>
</office:document-meta>
</file>